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afb9"/>
    </style:style>
    <style:style style:name="P2" style:family="paragraph" style:parent-style-name="Standard">
      <style:text-properties officeooo:rsid="0009347e" officeooo:paragraph-rsid="00093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Schema</text:p>
      <text:p text:style-name="P2"/>
      <text:p text:style-name="P2"/>
      <text:p text:style-name="P2">{</text:p>
      <text:p text:style-name="P2">“useriD”: “user_id”</text:p>
      <text:p text:style-name="Standard"><text:s text:c="2"/>username: "deepanshu",</text:p>
      <text:p text:style-name="Standard"><text:s text:c="2"/>email: "deepanshu@gmail.com",</text:p>
      <text:p text:style-name="Standard"><text:s text:c="2"/>password: "dishu123",</text:p>
      <text:p text:style-name="Standard">}, </text:p>
      <text:p text:style-name="Standard">{</text:p>
      <text:p text:style-name="Standard"><text:s text:c="2"/>username: "abhijeet",</text:p>
      <text:p text:style-name="Standard"><text:s text:c="2"/>email: "abhijeet@gmail.com",</text:p>
      <text:p text:style-name="Standard"><text:s text:c="2"/>password: "abhi123",</text:p>
      <text:p text:style-name="Standard">}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ession_collection </text:p>
      <text:p text:style-name="P1">{ "session_id": "session_id", </text:p>
      <text:p text:style-name="P1"><text:s/>"userId": "user_id", </text:p>
      <text:p text:style-name="P1">"token": "session_token", </text:p>
      <text:p text:style-name="P1">"expiresAt": ("date") </text:p>
      <text:p text:style-name="P1"><text:s/>}</text:p>
      <text:p text:style-name="P1"/>
      <text:p text:style-name="P1"/>
      <text:p text:style-name="P1"/>
      <text:p text:style-name="P1"/>
      <text:p text:style-name="P1"/>
      <text:p text:style-name="P1"/>
      <text:p text:style-name="P1">post_collection</text:p>
      <text:p text:style-name="P1"><text:s/>{ </text:p>
      <text:p text:style-name="P1">"post_id":"post_id", </text:p>
      <text:p text:style-name="P1">"userId": "user_id", </text:p>
      <text:p text:style-name="P1"><text:s/>"content": "XYZ123", </text:p>
      <text:p text:style-name="P1">"createdAt": "DATE &amp; TIME", </text:p>
      <text:p text:style-name="P1"><text:s/>"actions": [ </text:p>
      <text:p text:style-name="P1"/>
      <text:p text:style-name="P1"><text:s/>{ <text:s/>"userId":"user_id", </text:p>
      <text:p text:style-name="P1"/>
      <text:p text:style-name="P1"><text:s text:c="2"/>"comment_Id":"comment_id", </text:p>
      <text:p text:style-name="P1"><text:s text:c="2"/>"type": "comment", </text:p>
      <text:p text:style-name="P1"><text:s/>"content": " comment xyz", </text:p>
      <text:p text:style-name="P1">createdAt": "DATE &amp; TIME" </text:p>
      <text:p text:style-name="P1"><text:s/>}, </text:p>
      <text:p text:style-name="P1"><text:s/>{ </text:p>
      <text:p text:style-name="P1"><text:s/>"userId":"user_id", </text:p>
      <text:p text:style-name="P1"><text:s/>"type": "like", </text:p>
      <text:p text:style-name="P1"><text:soft-page-break/>"createdAt": "DATE &amp; TIME" <text:s/>} ] 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0:48:57.445742814</meta:creation-date>
    <dc:date>2023-07-17T15:20:38.235392649</dc:date>
    <meta:editing-duration>PT3H57M7S</meta:editing-duration>
    <meta:editing-cycles>1</meta:editing-cycles>
    <meta:document-statistic meta:table-count="0" meta:image-count="0" meta:object-count="0" meta:page-count="2" meta:paragraph-count="36" meta:word-count="70" meta:character-count="642" meta:non-whitespace-character-count="558"/>
    <meta:generator>LibreOffice/6.4.7.2$Linux_X86_64 LibreOffice_project/40$Build-2</meta:generator>
  </office:meta>
</office:document-meta>
</file>